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7" svg:font-family="'LM Sans 17'" style:font-family-generic="swiss" style:font-pitch="variable"/>
    <style:font-face style:name="LM Sans 171" svg:font-family="'LM Sans 17'" style:font-adornments="17 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076cm" draw:marker-end="Arrow" draw:marker-end-width="0.305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076cm" draw:marker-end="Arrow" draw:marker-end-width="0.30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115cm" draw:marker-end-width="0.305cm" draw:fill-color="#cccccc" draw:textarea-horizontal-align="justify" draw:textarea-vertical-align="middle" draw:auto-grow-height="false" fo:min-height="0.996cm" fo:min-width="6.334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115cm" draw:marker-end-width="0.305cm" draw:fill-color="#cccccc" draw:textarea-horizontal-align="justify" draw:textarea-vertical-align="middle" draw:auto-grow-height="false" fo:min-height="0.55cm" fo:min-width="2.017cm" fo:padding-top="0.279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115cm" draw:marker-end-width="0.305cm" draw:fill="solid" draw:fill-color="#ffffff" draw:textarea-horizontal-align="justify" draw:textarea-vertical-align="middle" draw:auto-grow-height="false" fo:min-height="0.759cm" fo:min-width="3.991cm" fo:padding-top="0.064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115cm" draw:marker-end-width="0.305cm" draw:fill="solid" draw:fill-color="#ffffff" draw:textarea-horizontal-align="justify" draw:textarea-vertical-align="middle" draw:auto-grow-height="false" fo:min-height="0.761cm" fo:min-width="3.991cm" fo:padding-top="0.064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115cm" draw:marker-end-width="0.305cm" draw:fill="solid" draw:fill-color="#ffffff" draw:textarea-horizontal-align="justify" draw:textarea-vertical-align="middle" draw:auto-grow-height="false" fo:min-height="1.302cm" fo:min-width="3.991cm" fo:padding-top="0.216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-width="0.115cm" draw:marker-end-width="0.305cm" draw:fill="none" draw:fill-color="#ffffff" draw:textarea-horizontal-align="left" draw:auto-grow-height="true" draw:auto-grow-width="true" fo:min-height="1.423cm" fo:min-width="2.021cm"/>
    </style:style>
    <style:style style:name="gr9" style:family="graphic" style:parent-style-name="standard">
      <style:graphic-properties draw:stroke="none" svg:stroke-width="0.051cm" svg:stroke-color="#000000" draw:marker-start-width="0.115cm" draw:marker-end-width="0.305cm" draw:fill="none" draw:fill-color="#ffffff" draw:textarea-horizontal-align="left" draw:auto-grow-height="true" draw:auto-grow-width="true" fo:min-height="0.712cm" fo:min-width="2.923cm"/>
    </style:style>
    <style:style style:name="gr10" style:family="graphic" style:parent-style-name="standard">
      <style:graphic-properties draw:stroke="none" svg:stroke-width="0.051cm" svg:stroke-color="#000000" draw:marker-start-width="0.115cm" draw:marker-end-width="0.305cm" draw:fill="none" draw:fill-color="#ffffff" draw:textarea-horizontal-align="left" draw:auto-grow-height="true" draw:auto-grow-width="false" fo:min-height="0.812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0.711cm" fo:text-align="center"/>
    </style:style>
    <style:style style:name="P3" style:family="paragraph">
      <style:paragraph-properties fo:line-height="0.711cm" fo:text-align="center"/>
      <style:text-properties style:font-name="LM Sans 171" fo:font-size="18pt" style:font-size-asian="18pt" style:font-size-complex="18pt"/>
    </style:style>
    <style:style style:name="P4" style:family="paragraph">
      <style:paragraph-properties fo:line-height="0.914cm" fo:text-align="center"/>
    </style:style>
    <style:style style:name="P5" style:family="paragraph">
      <style:paragraph-properties fo:line-height="0.914cm" fo:text-align="center"/>
      <style:text-properties style:font-name="LM Sans 171" fo:font-size="18pt" style:font-size-asian="18pt" style:font-size-complex="18pt"/>
    </style:style>
    <style:style style:name="P6" style:family="paragraph">
      <style:paragraph-properties fo:margin-left="0cm" fo:margin-right="0cm" fo:margin-top="0.102cm" fo:margin-bottom="0cm" fo:line-height="0.711cm" fo:text-align="center" fo:text-indent="0cm"/>
    </style:style>
    <style:style style:name="P7" style:family="paragraph">
      <style:paragraph-properties fo:margin-left="0cm" fo:margin-right="0cm" fo:margin-top="0.102cm" fo:margin-bottom="0cm" fo:line-height="0.711cm" fo:text-align="center" fo:text-indent="0cm"/>
      <style:text-properties style:font-name="LM Sans 171" fo:font-size="18pt" style:font-size-asian="18pt" style:font-size-complex="18pt"/>
    </style:style>
    <style:style style:name="P8" style:family="paragraph">
      <style:paragraph-properties fo:line-height="0.711cm"/>
    </style:style>
    <style:style style:name="P9" style:family="paragraph">
      <style:paragraph-properties fo:line-height="0.711cm"/>
      <style:text-properties style:font-name="LM Sans 171" fo:font-size="18pt" style:font-size-asian="18pt" style:font-size-complex="18pt"/>
    </style:style>
    <style:style style:name="T1" style:family="text">
      <style:text-properties style:font-name="LM Sans 17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513cm" svg:height="0.767cm" draw:transform="rotate (-1.5707963267949) translate (18.5859582911762cm 2.13cm)" svg:viewBox="0 0 2514 768" svg:d="M0 768c22-1022 2514-1022 2514-13">
          <text:p/>
        </draw:path>
        <draw:path draw:style-name="gr1" draw:text-style-name="P1" draw:layer="layout" svg:width="2.039cm" svg:height="0.767cm" draw:transform="rotate (1.5707963267949) translate (10.2390417088238cm 4.657cm)" svg:viewBox="0 0 2040 768" svg:d="M0 768c18-1022 2040-1022 2040-13">
          <text:p/>
        </draw:path>
        <draw:line draw:style-name="gr2" draw:text-style-name="P1" draw:layer="layout" svg:x1="6.168cm" svg:y1="1.913cm" svg:x2="10.985cm" svg:y2="1.927cm">
          <text:p/>
        </draw:line>
        <draw:path draw:style-name="gr2" draw:text-style-name="P1" draw:layer="layout" svg:width="4.681cm" svg:height="0.864cm" draw:transform="rotate (0.0101229096615671) translate (6.30924360765891cm 2.3640220901921cm)" svg:viewBox="0 0 4682 865" svg:d="M0 865c1487 0 1591-815 3221-845 1630-31 1456-17 1456-17">
          <text:p/>
        </draw:path>
        <draw:custom-shape draw:style-name="gr3" draw:text-style-name="P3" draw:layer="layout" svg:width="6.858cm" svg:height="1.27cm" svg:x="10.971cm" svg:y="1.508cm">
          <text:p text:style-name="P2"><text:span text:style-name="T1">Peer-Warteschl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6.858cm" svg:height="1.27cm" svg:x="10.971cm" svg:y="4.302cm">
          <text:p text:style-name="P2"><text:span text:style-name="T1">DB-Warteschl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" draw:id="id3" draw:layer="layout" svg:width="2.54cm" svg:height="1.524cm" svg:x="2.443cm" svg:y="4.175cm">
          <text:p text:style-name="P2"><text:span text:style-name="T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layer="layout" svg:width="4.515cm" svg:height="1.033cm" svg:x="1.762cm" svg:y="1.435cm">
          <text:p text:style-name="P4"><text:span text:style-name="T1">Tracker-Abf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.515cm" svg:height="1.035cm" svg:x="1.789cm" svg:y="2.709cm">
          <text:p text:style-name="P4"><text:span text:style-name="T1">DHT-Abf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1" draw:id="id1" draw:layer="layout" svg:width="4.515cm" svg:height="1.705cm" svg:x="20.996cm" svg:y="4.094cm">
          <text:p text:style-name="P6"><text:span text:style-name="T1">Verbindungen</text:span><text:span text:style-name="T1"><text:line-break/></text:span><text:span text:style-name="T1">anneh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curve" svg:x1="20.996cm" svg:y1="4.946cm" svg:x2="17.829cm" svg:y2="4.937cm" draw:start-shape="id1" draw:start-glue-point="3" draw:end-shape="id2" draw:end-glue-point="1" svg:d="M20996 4946c-2376 0-793-9-3167-9" svg:viewBox="0 0 3168 10">
          <text:p/>
        </draw:connector>
        <draw:frame draw:style-name="gr8" draw:text-style-name="P9" draw:layer="layout" svg:width="2.521cm" svg:height="1.673cm" svg:x="18.555cm" svg:y="2.1cm">
          <draw:text-box>
            <text:p text:style-name="P8"><text:span text:style-name="T1">aktiver</text:span></text:p>
            <text:p text:style-name="P8"><text:span text:style-name="T1">Kontakt</text:span></text:p>
          </draw:text-box>
        </draw:frame>
        <draw:frame draw:style-name="gr9" draw:text-style-name="P9" draw:layer="layout" svg:width="3.423cm" svg:height="0.962cm" svg:x="6.921cm" svg:y="3.536cm">
          <draw:text-box>
            <text:p text:style-name="P8"><text:span text:style-name="T1">zurücklegen</text:span></text:p>
          </draw:text-box>
        </draw:frame>
        <draw:frame draw:style-name="gr10" draw:text-style-name="P9" draw:layer="layout" svg:width="3.742cm" svg:height="1.062cm" svg:x="5.64cm" svg:y="4.891cm">
          <draw:text-box>
            <text:p text:style-name="P8"><text:span text:style-name="T1">aktualisieren</text:span></text:p>
          </draw:text-box>
        </draw:frame>
        <draw:connector draw:style-name="gr2" draw:text-style-name="P1" draw:layer="layout" draw:type="line" svg:x1="10.971cm" svg:y1="4.937cm" svg:x2="4.983cm" svg:y2="4.937cm" draw:start-shape="id2" draw:start-glue-point="3" draw:end-shape="id3" draw:end-glue-point="8" svg:d="M10971 4937h-5988" svg:viewBox="0 0 598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7" svg:font-family="'LM Sans 17'" style:font-family-generic="swiss" style:font-pitch="variable"/>
    <style:font-face style:name="LM Sans 171" svg:font-family="'LM Sans 17'" style:font-adornments="17 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Schindler</meta:initial-creator>
    <meta:creation-date>2015-10-07T15:16:27.339275465</meta:creation-date>
    <dc:date>2015-10-08T13:52:18.525731714</dc:date>
    <dc:creator>Stefan Schindler</dc:creator>
    <meta:editing-duration>PT33M47S</meta:editing-duration>
    <meta:editing-cycles>11</meta:editing-cycles>
    <meta:generator>LibreOffice/4.3.3.2$Linux_X86_64 LibreOffice_project/430m0$Build-2</meta:generator>
    <meta:document-statistic meta:object-count="15"/>
  </office:meta>
</office:document-meta>
</file>